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315c8" officeooo:paragraph-rsid="000315c8"/>
    </style:style>
    <style:style style:name="P2" style:family="paragraph" style:parent-style-name="Text_20_body">
      <style:text-properties officeooo:rsid="000315c8" officeooo:paragraph-rsid="000315c8"/>
    </style:style>
    <style:style style:name="P3" style:family="paragraph" style:parent-style-name="Text_20_body">
      <style:text-properties officeooo:rsid="00074ead" officeooo:paragraph-rsid="00074ead"/>
    </style:style>
    <style:style style:name="P4" style:family="paragraph" style:parent-style-name="Text_20_body">
      <style:text-properties officeooo:rsid="0007f660" officeooo:paragraph-rsid="00150e2e"/>
    </style:style>
    <style:style style:name="P5" style:family="paragraph" style:parent-style-name="Text_20_body">
      <style:text-properties fo:font-style="normal" officeooo:rsid="001cd3e5" officeooo:paragraph-rsid="0020e5bd" style:font-style-asian="normal" style:font-style-complex="normal"/>
    </style:style>
    <style:style style:name="P6" style:family="paragraph" style:parent-style-name="Text_20_body">
      <style:text-properties fo:font-style="normal" officeooo:rsid="001cf964" officeooo:paragraph-rsid="001cf964" style:font-style-asian="normal" style:font-style-complex="normal"/>
    </style:style>
    <style:style style:name="P7" style:family="paragraph" style:parent-style-name="Text_20_body">
      <style:text-properties fo:font-style="normal" officeooo:rsid="001da733" officeooo:paragraph-rsid="001da733" style:font-style-asian="normal" style:font-style-complex="normal"/>
    </style:style>
    <style:style style:name="P8" style:family="paragraph" style:parent-style-name="Text_20_body">
      <style:text-properties fo:font-style="normal" officeooo:rsid="001da733" officeooo:paragraph-rsid="001e3162" style:font-style-asian="normal" style:font-style-complex="normal"/>
    </style:style>
    <style:style style:name="P9" style:family="paragraph" style:parent-style-name="Text_20_body">
      <style:text-properties fo:font-style="normal" officeooo:rsid="001e3162" officeooo:paragraph-rsid="001e3162" style:font-style-asian="normal" style:font-style-complex="normal"/>
    </style:style>
    <style:style style:name="P10" style:family="paragraph" style:parent-style-name="Text_20_body">
      <style:text-properties fo:font-style="normal" officeooo:rsid="001ebfd0" officeooo:paragraph-rsid="001ebfd0" style:font-style-asian="normal" style:font-style-complex="normal"/>
    </style:style>
    <style:style style:name="P11" style:family="paragraph" style:parent-style-name="Text_20_body">
      <style:text-properties fo:font-style="normal" officeooo:rsid="00203ebc" officeooo:paragraph-rsid="00203ebc" style:font-style-asian="normal" style:font-style-complex="normal"/>
    </style:style>
    <style:style style:name="P12" style:family="paragraph" style:parent-style-name="Text_20_body">
      <style:text-properties fo:font-style="normal" officeooo:rsid="003fb18e" officeooo:paragraph-rsid="003fb18e" style:font-style-asian="normal" style:font-style-complex="normal"/>
    </style:style>
    <style:style style:name="P13" style:family="paragraph" style:parent-style-name="Text_20_body">
      <style:text-properties fo:font-style="normal" officeooo:rsid="0044c914" officeooo:paragraph-rsid="0044c914" style:font-style-asian="normal" style:font-style-complex="normal"/>
    </style:style>
    <style:style style:name="P14" style:family="paragraph" style:parent-style-name="Text_20_body">
      <style:paragraph-properties fo:text-align="start" style:justify-single-word="false"/>
      <style:text-properties fo:font-style="normal" officeooo:rsid="0047cb49" officeooo:paragraph-rsid="0047cb49" style:font-style-asian="normal" style:font-style-complex="normal"/>
    </style:style>
    <style:style style:name="P15" style:family="paragraph" style:parent-style-name="Text_20_body">
      <style:text-properties officeooo:rsid="0028b2d6" officeooo:paragraph-rsid="0028b2d6"/>
    </style:style>
    <style:style style:name="P16" style:family="paragraph" style:parent-style-name="Text_20_body">
      <style:paragraph-properties fo:text-align="center" style:justify-single-word="false"/>
      <style:text-properties fo:font-style="italic" officeooo:paragraph-rsid="0044c914" style:font-style-asian="italic" style:font-style-complex="italic"/>
    </style:style>
    <style:style style:name="P17" style:family="paragraph" style:parent-style-name="Text_20_body">
      <style:paragraph-properties fo:text-align="center" style:justify-single-word="false"/>
      <style:text-properties fo:font-style="italic" officeooo:rsid="0047cb49" officeooo:paragraph-rsid="0047cb49" style:font-style-asian="italic" style:font-style-complex="italic"/>
    </style:style>
    <style:style style:name="P18" style:family="paragraph" style:parent-style-name="Text_20_body">
      <style:paragraph-properties fo:text-align="start" style:justify-single-word="false"/>
      <style:text-properties fo:font-style="italic" officeooo:rsid="0048ec0d" officeooo:paragraph-rsid="0048ec0d" style:font-style-asian="italic" style:font-style-complex="italic"/>
    </style:style>
    <style:style style:name="P19" style:family="paragraph" style:parent-style-name="Text_20_body">
      <style:text-properties officeooo:rsid="003030bc" officeooo:paragraph-rsid="003030bc"/>
    </style:style>
    <style:style style:name="P20" style:family="paragraph" style:parent-style-name="Text_20_body">
      <style:text-properties officeooo:paragraph-rsid="00046284"/>
    </style:style>
    <style:style style:name="P21" style:family="paragraph" style:parent-style-name="Text_20_body">
      <style:text-properties officeooo:rsid="0030dc02" officeooo:paragraph-rsid="0030dc02"/>
    </style:style>
    <style:style style:name="P22" style:family="paragraph" style:parent-style-name="Text_20_body">
      <style:text-properties officeooo:rsid="0031e243" officeooo:paragraph-rsid="0031e243"/>
    </style:style>
    <style:style style:name="P23" style:family="paragraph" style:parent-style-name="Text_20_body">
      <style:text-properties officeooo:rsid="0033bde7" officeooo:paragraph-rsid="0033bde7"/>
    </style:style>
    <style:style style:name="P24" style:family="paragraph" style:parent-style-name="Text_20_body">
      <style:text-properties officeooo:rsid="0042307e" officeooo:paragraph-rsid="0042307e"/>
    </style:style>
    <style:style style:name="P25" style:family="paragraph" style:parent-style-name="Text_20_body">
      <style:text-properties officeooo:rsid="00447022" officeooo:paragraph-rsid="00447022"/>
    </style:style>
    <style:style style:name="P26" style:family="paragraph" style:parent-style-name="Text_20_body">
      <style:text-properties officeooo:rsid="00447022" officeooo:paragraph-rsid="0044c914"/>
    </style:style>
    <style:style style:name="P27" style:family="paragraph" style:parent-style-name="Text_20_body">
      <style:text-properties officeooo:rsid="00447022" officeooo:paragraph-rsid="0047cb49"/>
    </style:style>
    <style:style style:name="P28" style:family="paragraph" style:parent-style-name="Text_20_body">
      <style:paragraph-properties fo:text-align="start" style:justify-single-word="false"/>
      <style:text-properties officeooo:rsid="0048ec0d" officeooo:paragraph-rsid="0048ec0d"/>
    </style:style>
    <style:style style:name="P29" style:family="paragraph" style:parent-style-name="Text_20_body">
      <style:text-properties officeooo:rsid="00428926" officeooo:paragraph-rsid="00428926"/>
    </style:style>
    <style:style style:name="P30" style:family="paragraph" style:parent-style-name="Title">
      <style:text-properties officeooo:rsid="000315c8" officeooo:paragraph-rsid="000315c8"/>
    </style:style>
    <style:style style:name="P31" style:family="paragraph" style:parent-style-name="Title">
      <style:text-properties fo:font-style="italic" officeooo:rsid="000315c8" officeooo:paragraph-rsid="000c0ec6" style:font-style-asian="italic" style:font-style-complex="italic"/>
    </style:style>
    <style:style style:name="P32" style:family="paragraph" style:parent-style-name="Subtitle">
      <style:text-properties fo:font-style="italic" officeooo:rsid="000315c8" officeooo:paragraph-rsid="000c0ec6" style:font-style-asian="italic" style:font-style-complex="italic"/>
    </style:style>
    <style:style style:name="P33" style:family="paragraph" style:parent-style-name="Subtitle">
      <style:text-properties fo:font-style="italic" officeooo:rsid="000315c8" officeooo:paragraph-rsid="000315c8" style:font-style-asian="italic" style:font-style-complex="italic"/>
    </style:style>
    <style:style style:name="P34" style:family="paragraph" style:parent-style-name="Heading">
      <style:text-properties fo:font-style="italic" officeooo:rsid="001cd3e5" officeooo:paragraph-rsid="0020e5bd" style:font-style-asian="italic" style:font-style-complex="italic"/>
    </style:style>
    <style:style style:name="P35" style:family="paragraph" style:parent-style-name="Heading">
      <style:text-properties fo:font-style="italic" officeooo:rsid="001cd3e5" officeooo:paragraph-rsid="001cd3e5" style:font-style-asian="italic" style:font-style-complex="italic"/>
    </style:style>
    <style:style style:name="P36" style:family="paragraph" style:parent-style-name="Heading">
      <style:text-properties fo:font-style="italic" officeooo:rsid="001cf964" officeooo:paragraph-rsid="001cf964" style:font-style-asian="italic" style:font-style-complex="italic"/>
    </style:style>
    <style:style style:name="P37" style:family="paragraph" style:parent-style-name="Heading">
      <style:text-properties fo:font-style="italic" officeooo:rsid="001da733" officeooo:paragraph-rsid="001da733" style:font-style-asian="italic" style:font-style-complex="italic"/>
    </style:style>
    <style:style style:name="P38" style:family="paragraph" style:parent-style-name="Heading">
      <style:text-properties fo:font-style="italic" officeooo:rsid="001e3162" officeooo:paragraph-rsid="001e3162" style:font-style-asian="italic" style:font-style-complex="italic"/>
    </style:style>
    <style:style style:name="P39" style:family="paragraph" style:parent-style-name="Heading">
      <style:text-properties fo:font-style="italic" officeooo:rsid="001ebfd0" officeooo:paragraph-rsid="001ebfd0" style:font-style-asian="italic" style:font-style-complex="italic"/>
    </style:style>
    <style:style style:name="P40" style:family="paragraph" style:parent-style-name="Heading">
      <style:text-properties fo:font-style="italic" officeooo:rsid="00203ebc" officeooo:paragraph-rsid="00203ebc" style:font-style-asian="italic" style:font-style-complex="italic"/>
    </style:style>
    <style:style style:name="P41" style:family="paragraph" style:parent-style-name="Heading">
      <style:text-properties fo:font-style="italic" officeooo:paragraph-rsid="0020e5bd" style:font-style-asian="italic" style:font-style-complex="italic"/>
    </style:style>
    <style:style style:name="P42" style:family="paragraph" style:parent-style-name="Heading">
      <style:text-properties fo:font-style="italic" officeooo:rsid="003fb18e" officeooo:paragraph-rsid="003fb18e" style:font-style-asian="italic" style:font-style-complex="italic"/>
    </style:style>
    <style:style style:name="P43" style:family="paragraph" style:parent-style-name="Heading_20_1">
      <style:text-properties officeooo:rsid="0030dc02" officeooo:paragraph-rsid="0030dc02"/>
    </style:style>
    <style:style style:name="P44" style:family="paragraph" style:parent-style-name="Heading_20_1">
      <style:text-properties officeooo:rsid="0042307e" officeooo:paragraph-rsid="0042307e"/>
    </style:style>
    <style:style style:name="P45" style:family="paragraph" style:parent-style-name="Heading_20_1">
      <style:paragraph-properties fo:break-before="page"/>
    </style:style>
    <style:style style:name="P46" style:family="paragraph" style:parent-style-name="Heading_20_2">
      <style:text-properties officeooo:rsid="00074ead" officeooo:paragraph-rsid="00074ead"/>
    </style:style>
    <style:style style:name="P47" style:family="paragraph" style:parent-style-name="Heading_20_2">
      <style:text-properties officeooo:rsid="0007f660" officeooo:paragraph-rsid="0007f660"/>
    </style:style>
    <style:style style:name="P48" style:family="paragraph" style:parent-style-name="Heading_20_2">
      <style:text-properties officeooo:rsid="0017494f" officeooo:paragraph-rsid="0017494f"/>
    </style:style>
    <style:style style:name="P49" style:family="paragraph" style:parent-style-name="Heading_20_2">
      <style:text-properties officeooo:rsid="0031e243" officeooo:paragraph-rsid="0031e243"/>
    </style:style>
    <style:style style:name="P50" style:family="paragraph" style:parent-style-name="Heading_20_2">
      <style:text-properties officeooo:rsid="0036264c" officeooo:paragraph-rsid="003826be"/>
    </style:style>
    <style:style style:name="P51" style:family="paragraph" style:parent-style-name="Heading_20_2">
      <style:text-properties officeooo:rsid="003daa59" officeooo:paragraph-rsid="003daa59"/>
    </style:style>
    <style:style style:name="P52" style:family="paragraph" style:parent-style-name="Heading_20_2">
      <style:text-properties officeooo:rsid="0042307e" officeooo:paragraph-rsid="0042307e"/>
    </style:style>
    <style:style style:name="P53" style:family="paragraph" style:parent-style-name="Heading_20_2">
      <style:text-properties officeooo:rsid="00428926" officeooo:paragraph-rsid="00428926"/>
    </style:style>
    <style:style style:name="P54" style:family="paragraph" style:parent-style-name="Heading_20_2">
      <style:text-properties officeooo:rsid="00447022" officeooo:paragraph-rsid="00447022"/>
    </style:style>
    <style:style style:name="P55" style:family="paragraph" style:parent-style-name="Heading_20_2">
      <style:paragraph-properties fo:break-before="page"/>
      <style:text-properties officeooo:rsid="00395e5a" officeooo:paragraph-rsid="00395e5a"/>
    </style:style>
    <style:style style:name="P56" style:family="paragraph" style:parent-style-name="Text_20_body" style:list-style-name="L1">
      <style:text-properties officeooo:rsid="003030bc" officeooo:paragraph-rsid="003030bc"/>
    </style:style>
    <style:style style:name="P57" style:family="paragraph" style:parent-style-name="Text_20_body" style:list-style-name="L1">
      <style:text-properties officeooo:rsid="0030dc02" officeooo:paragraph-rsid="0030dc02"/>
    </style:style>
    <style:style style:name="P58" style:family="paragraph" style:parent-style-name="Text_20_body" style:list-style-name="L1">
      <style:text-properties officeooo:rsid="0031a17f" officeooo:paragraph-rsid="0031a17f"/>
    </style:style>
    <style:style style:name="P59" style:family="paragraph" style:parent-style-name="Text_20_body" style:list-style-name="L1">
      <style:text-properties officeooo:rsid="00428926" officeooo:paragraph-rsid="00428926"/>
    </style:style>
    <style:style style:name="P60" style:family="paragraph" style:parent-style-name="Text_20_body" style:list-style-name="L1">
      <style:text-properties officeooo:rsid="00447022" officeooo:paragraph-rsid="00447022"/>
    </style:style>
    <style:style style:name="P61" style:family="paragraph" style:parent-style-name="Text_20_body" style:list-style-name="L2">
      <style:text-properties fo:font-weight="bold" officeooo:rsid="00099f15" officeooo:paragraph-rsid="00099f15" style:font-weight-asian="bold" style:font-weight-complex="bold"/>
    </style:style>
    <style:style style:name="P62" style:family="paragraph" style:parent-style-name="Text_20_body" style:list-style-name="L2">
      <style:text-properties fo:font-weight="bold" officeooo:rsid="00099f15" officeooo:paragraph-rsid="000cea78" style:font-weight-asian="bold" style:font-weight-complex="bold"/>
    </style:style>
    <style:style style:name="P63" style:family="paragraph" style:parent-style-name="Text_20_body" style:list-style-name="L2">
      <style:text-properties fo:font-weight="bold" officeooo:rsid="003f123d" officeooo:paragraph-rsid="003f123d" style:font-weight-asian="bold" style:font-weight-complex="bold"/>
    </style:style>
    <style:style style:name="P64" style:family="paragraph" style:parent-style-name="Text_20_body" style:list-style-name="L3">
      <style:text-properties fo:font-weight="bold" officeooo:rsid="00154520" officeooo:paragraph-rsid="00154520" style:font-weight-asian="bold" style:font-weight-complex="bold"/>
    </style:style>
    <style:style style:name="P65" style:family="paragraph" style:parent-style-name="Text_20_body" style:list-style-name="L3">
      <style:text-properties fo:font-weight="bold" officeooo:rsid="001681f7" officeooo:paragraph-rsid="001681f7" style:font-weight-asian="bold" style:font-weight-complex="bold"/>
    </style:style>
    <style:style style:name="P66" style:family="paragraph" style:parent-style-name="Text_20_body" style:list-style-name="L4">
      <style:paragraph-properties fo:text-align="start" style:justify-single-word="false"/>
      <style:text-properties officeooo:paragraph-rsid="0044c914"/>
    </style:style>
    <style:style style:name="P67" style:family="paragraph" style:parent-style-name="Text_20_body" style:list-style-name="L4">
      <style:paragraph-properties fo:text-align="start" style:justify-single-word="false"/>
      <style:text-properties officeooo:paragraph-rsid="00468a3f"/>
    </style:style>
    <style:style style:name="P68" style:family="paragraph" style:parent-style-name="Text_20_body" style:list-style-name="L5">
      <style:paragraph-properties fo:text-align="start" style:justify-single-word="false"/>
      <style:text-properties fo:font-style="italic" officeooo:rsid="0047cb49" officeooo:paragraph-rsid="0047cb49" style:font-style-asian="italic" style:font-style-complex="italic"/>
    </style:style>
    <style:style style:name="P69" style:family="paragraph" style:parent-style-name="Text_20_body">
      <style:text-properties officeooo:paragraph-rsid="004ddfbe"/>
    </style:style>
    <style:style style:name="P70" style:family="paragraph" style:parent-style-name="Text_20_body">
      <style:text-properties officeooo:rsid="003bbbc0" officeooo:paragraph-rsid="004f0803"/>
    </style:style>
    <style:style style:name="P71" style:family="paragraph" style:parent-style-name="Text_20_body">
      <style:text-properties officeooo:rsid="004081b9" officeooo:paragraph-rsid="004f0803"/>
    </style:style>
    <style:style style:name="T1" style:family="text">
      <style:text-properties officeooo:rsid="00046284"/>
    </style:style>
    <style:style style:name="T2" style:family="text">
      <style:text-properties officeooo:rsid="00074ead"/>
    </style:style>
    <style:style style:name="T3" style:family="text">
      <style:text-properties officeooo:rsid="00099f15"/>
    </style:style>
    <style:style style:name="T4" style:family="text">
      <style:text-properties fo:font-weight="normal" style:font-weight-asian="normal" style:font-weight-complex="normal"/>
    </style:style>
    <style:style style:name="T5" style:family="text">
      <style:text-properties fo:font-weight="normal" officeooo:rsid="000c600b" style:font-weight-asian="normal" style:font-weight-complex="normal"/>
    </style:style>
    <style:style style:name="T6" style:family="text">
      <style:text-properties fo:font-weight="normal" officeooo:rsid="000cea78" style:font-weight-asian="normal" style:font-weight-complex="normal"/>
    </style:style>
    <style:style style:name="T7" style:family="text">
      <style:text-properties fo:font-weight="normal" officeooo:rsid="000d95b3" style:font-weight-asian="normal" style:font-weight-complex="normal"/>
    </style:style>
    <style:style style:name="T8" style:family="text">
      <style:text-properties fo:font-weight="normal" officeooo:rsid="000ed5fc" style:font-weight-asian="normal" style:font-weight-complex="normal"/>
    </style:style>
    <style:style style:name="T9" style:family="text">
      <style:text-properties fo:font-weight="normal" officeooo:rsid="001062a8" style:font-weight-asian="normal" style:font-weight-complex="normal"/>
    </style:style>
    <style:style style:name="T10" style:family="text">
      <style:text-properties fo:font-weight="normal" officeooo:rsid="001681f7" style:font-weight-asian="normal" style:font-weight-complex="normal"/>
    </style:style>
    <style:style style:name="T11" style:family="text">
      <style:text-properties fo:font-weight="normal" officeooo:rsid="0024de9c" style:font-weight-asian="normal" style:font-weight-complex="normal"/>
    </style:style>
    <style:style style:name="T12" style:family="text">
      <style:text-properties fo:font-weight="normal" officeooo:rsid="0014e8a3" style:font-weight-asian="normal" style:font-weight-complex="normal"/>
    </style:style>
    <style:style style:name="T13" style:family="text">
      <style:text-properties fo:font-weight="normal" officeooo:rsid="0010bf2b" style:font-weight-asian="normal" style:font-weight-complex="normal"/>
    </style:style>
    <style:style style:name="T14" style:family="text">
      <style:text-properties fo:font-weight="normal" officeooo:rsid="004a5f23" style:font-weight-asian="normal" style:font-weight-complex="normal"/>
    </style:style>
    <style:style style:name="T15" style:family="text">
      <style:text-properties fo:font-weight="normal" officeooo:rsid="004c0492" style:font-weight-asian="normal" style:font-weight-complex="normal"/>
    </style:style>
    <style:style style:name="T16" style:family="text">
      <style:text-properties officeooo:rsid="000c0ec6"/>
    </style:style>
    <style:style style:name="T17" style:family="text">
      <style:text-properties fo:font-weight="bold" officeooo:rsid="0014e8a3" style:font-weight-asian="bold" style:font-weight-complex="bold"/>
    </style:style>
    <style:style style:name="T18" style:family="text">
      <style:text-properties officeooo:rsid="0010bf2b"/>
    </style:style>
    <style:style style:name="T19" style:family="text">
      <style:text-properties officeooo:rsid="001681f7"/>
    </style:style>
    <style:style style:name="T20" style:family="text">
      <style:text-properties officeooo:rsid="0017494f"/>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17494f" style:font-weight-asian="normal" style:font-weight-complex="normal"/>
    </style:style>
    <style:style style:name="T23" style:family="text">
      <style:text-properties style:text-underline-style="none" fo:font-weight="normal" officeooo:rsid="0024de9c" style:font-weight-asian="normal" style:font-weight-complex="normal"/>
    </style:style>
    <style:style style:name="T24" style:family="text">
      <style:text-properties style:text-underline-style="none" fo:font-weight="normal" officeooo:rsid="002ee962" style:font-weight-asian="normal" style:font-weight-complex="normal"/>
    </style:style>
    <style:style style:name="T25" style:family="text">
      <style:text-properties style:text-underline-style="none" fo:font-weight="normal" officeooo:rsid="004c0492" style:font-weight-asian="normal" style:font-weight-complex="normal"/>
    </style:style>
    <style:style style:name="T26" style:family="text">
      <style:text-properties officeooo:rsid="001da733"/>
    </style:style>
    <style:style style:name="T27" style:family="text">
      <style:text-properties officeooo:rsid="001ebfd0"/>
    </style:style>
    <style:style style:name="T28"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29" style:family="text">
      <style:text-properties fo:color="#000000" style:font-name="Liberation Serif" fo:font-size="12pt" fo:font-style="normal" fo:font-weight="normal" officeooo:rsid="0044c914" style:font-size-asian="12pt" style:font-style-asian="normal" style:font-weight-asian="normal" style:font-size-complex="12pt" style:font-style-complex="normal"/>
    </style:style>
    <style:style style:name="T30" style:family="text">
      <style:text-properties fo:color="#000000" style:font-name="Liberation Serif" fo:font-size="12pt" fo:font-style="normal" fo:font-weight="normal" officeooo:rsid="00468a3f" style:font-size-asian="12pt" style:font-style-asian="normal" style:font-weight-asian="normal" style:font-size-complex="12pt" style:font-style-complex="normal"/>
    </style:style>
    <style:style style:name="T31" style:family="text">
      <style:text-properties fo:color="#000000" style:font-name="Liberation Serif" fo:font-size="12pt" fo:font-style="normal" fo:font-weight="normal" officeooo:rsid="004ddfbe" style:font-size-asian="12pt" style:font-style-asian="normal" style:font-weight-asian="normal" style:font-size-complex="12pt" style:font-style-complex="normal"/>
    </style:style>
    <style:style style:name="T32" style:family="text">
      <style:text-properties fo:color="#000000" style:font-name="Liberation Serif" fo:font-size="12pt" fo:font-style="italic" fo:font-weight="normal" officeooo:rsid="0044c914" style:font-size-asian="12pt" style:font-style-asian="italic" style:font-weight-asian="normal" style:font-size-complex="12pt" style:font-style-complex="italic"/>
    </style:style>
    <style:style style:name="T33" style:family="text">
      <style:text-properties fo:color="#000000" style:font-name="Liberation Serif" fo:font-size="12pt" fo:font-style="italic" fo:font-weight="normal" officeooo:rsid="00468a3f" style:font-size-asian="12pt" style:font-style-asian="italic" style:font-weight-asian="normal" style:font-size-complex="12pt" style:font-style-complex="italic"/>
    </style:style>
    <style:style style:name="T34" style:family="text">
      <style:text-properties fo:color="#000000" style:font-name="Liberation Serif" fo:font-size="12pt" fo:font-weight="normal" style:font-size-asian="12pt" style:font-weight-asian="normal" style:font-size-complex="12pt"/>
    </style:style>
    <style:style style:name="T35" style:family="text">
      <style:text-properties fo:color="#000000" style:font-name="Liberation Serif" fo:font-size="12pt" fo:font-weight="normal" officeooo:rsid="0044c914" style:font-size-asian="12pt" style:font-weight-asian="normal" style:font-size-complex="12pt"/>
    </style:style>
    <style:style style:name="T36" style:family="text">
      <style:text-properties fo:color="#000000" style:font-name="Liberation Serif" fo:font-size="12pt" fo:font-weight="normal" officeooo:rsid="00468a3f" style:font-size-asian="12pt" style:font-weight-asian="normal" style:font-size-complex="12pt"/>
    </style:style>
    <style:style style:name="T37" style:family="text">
      <style:text-properties fo:color="#000000" style:font-name="Liberation Serif" fo:font-size="12pt" fo:font-weight="normal" officeooo:rsid="004795e4" style:font-size-asian="12pt" style:font-weight-asian="normal" style:font-size-complex="12pt"/>
    </style:style>
    <style:style style:name="T38" style:family="text">
      <style:text-properties fo:color="#000000" style:font-name="Consolas" fo:font-size="11.5pt" fo:font-style="italic" fo:font-weight="normal" style:font-size-asian="11.5pt" style:font-style-asian="italic" style:font-weight-asian="normal" style:font-style-complex="italic"/>
    </style:style>
    <style:style style:name="T39" style:family="text">
      <style:text-properties style:font-name="Liberation Serif" fo:font-size="12pt" fo:font-style="normal" officeooo:rsid="00203ebc" style:font-size-asian="12pt" style:font-style-asian="normal" style:font-size-complex="12pt" style:font-style-complex="normal"/>
    </style:style>
    <style:style style:name="T40" style:family="text">
      <style:text-properties fo:font-style="italic" style:font-style-asian="italic" style:font-style-complex="italic"/>
    </style:style>
    <style:style style:name="T41" style:family="text">
      <style:text-properties fo:font-style="italic" officeooo:rsid="00468a3f" style:font-style-asian="italic" style:font-style-complex="italic"/>
    </style:style>
    <style:style style:name="T42" style:family="text">
      <style:text-properties fo:font-style="italic" officeooo:rsid="00046284" style:font-style-asian="italic" style:font-style-complex="italic"/>
    </style:style>
    <style:style style:name="T43" style:family="text">
      <style:text-properties fo:font-style="italic" officeooo:rsid="001ebfd0" style:font-style-asian="italic" style:font-style-complex="italic"/>
    </style:style>
    <style:style style:name="T44" style:family="text">
      <style:text-properties fo:font-style="italic" officeooo:rsid="0035319f" style:font-style-asian="italic" style:font-style-complex="italic"/>
    </style:style>
    <style:style style:name="T45" style:family="text">
      <style:text-properties fo:font-style="italic" officeooo:rsid="0036264c" style:font-style-asian="italic" style:font-style-complex="italic"/>
    </style:style>
    <style:style style:name="T46" style:family="text">
      <style:text-properties fo:font-style="italic" officeooo:rsid="004f0803" style:font-style-asian="italic" style:font-style-complex="italic"/>
    </style:style>
    <style:style style:name="T47" style:family="text">
      <style:text-properties fo:font-style="italic" fo:font-weight="normal" officeooo:rsid="000d95b3" style:font-style-asian="italic" style:font-weight-asian="normal" style:font-style-complex="italic" style:font-weight-complex="normal"/>
    </style:style>
    <style:style style:name="T48" style:family="text">
      <style:text-properties fo:font-style="italic" fo:font-weight="normal" officeooo:rsid="004a5f23" style:font-style-asian="italic" style:font-weight-asian="normal" style:font-style-complex="italic" style:font-weight-complex="normal"/>
    </style:style>
    <style:style style:name="T49" style:family="text">
      <style:text-properties officeooo:rsid="002a34e0"/>
    </style:style>
    <style:style style:name="T50" style:family="text">
      <style:text-properties officeooo:rsid="002b2467"/>
    </style:style>
    <style:style style:name="T51" style:family="text">
      <style:text-properties officeooo:rsid="002d025f"/>
    </style:style>
    <style:style style:name="T52" style:family="text">
      <style:text-properties officeooo:rsid="003030bc"/>
    </style:style>
    <style:style style:name="T53" style:family="text">
      <style:text-properties officeooo:rsid="0030dc02"/>
    </style:style>
    <style:style style:name="T54" style:family="text">
      <style:text-properties officeooo:rsid="0033bde7"/>
    </style:style>
    <style:style style:name="T55" style:family="text">
      <style:text-properties officeooo:rsid="0035319f"/>
    </style:style>
    <style:style style:name="T56" style:family="text">
      <style:text-properties officeooo:rsid="0036264c"/>
    </style:style>
    <style:style style:name="T57" style:family="text">
      <style:text-properties officeooo:rsid="003826be"/>
    </style:style>
    <style:style style:name="T58" style:family="text">
      <style:text-properties officeooo:rsid="003daa59"/>
    </style:style>
    <style:style style:name="T59" style:family="text">
      <style:text-properties officeooo:rsid="003f123d"/>
    </style:style>
    <style:style style:name="T60" style:family="text">
      <style:text-properties officeooo:rsid="003fb18e"/>
    </style:style>
    <style:style style:name="T61" style:family="text">
      <style:text-properties officeooo:rsid="00428926"/>
    </style:style>
    <style:style style:name="T62" style:family="text">
      <style:text-properties officeooo:rsid="0044c914"/>
    </style:style>
    <style:style style:name="T63" style:family="text">
      <style:text-properties fo:font-style="normal" style:font-style-asian="normal" style:font-style-complex="normal"/>
    </style:style>
    <style:style style:name="T64" style:family="text">
      <style:text-properties fo:font-style="normal" officeooo:rsid="0049506f" style:font-style-asian="normal" style:font-style-complex="normal"/>
    </style:style>
    <style:style style:name="T65" style:family="text">
      <style:text-properties officeooo:rsid="00468a3f"/>
    </style:style>
    <style:style style:name="T66" style:family="text">
      <style:text-properties officeooo:rsid="0047cb49"/>
    </style:style>
    <style:style style:name="T67" style:family="text">
      <style:text-properties officeooo:rsid="0048ec0d"/>
    </style:style>
    <style:style style:name="T68" style:family="text">
      <style:text-properties officeooo:rsid="004a5f23"/>
    </style:style>
    <style:style style:name="T69" style:family="text">
      <style:text-properties officeooo:rsid="004c0492"/>
    </style:style>
    <style:style style:name="T70" style:family="text">
      <style:text-properties officeooo:rsid="004ddfbe"/>
    </style:style>
    <style:style style:name="T71" style:family="text">
      <style:text-properties officeooo:rsid="004f0803"/>
    </style:style>
    <style:style style:name="T72" style:family="text">
      <style:text-properties officeooo:rsid="003bbbc0"/>
    </style:style>
    <style:style style:name="T73" style:family="text">
      <style:text-properties officeooo:rsid="0051d4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p text:style-name="P30"/>
      <text:p text:style-name="P31">TURING: </text:p>
      <text:p text:style-name="P31">disTribUted collaboRative edItiNG</text:p>
      <text:p text:style-name="P2"/>
      <text:p text:style-name="P32">Laboratorio di reti, Corso A </text:p>
      <text:p text:style-name="P32"><text:span text:style-name="T16">P</text:span>rogetto di fine corso</text:p>
      <text:p text:style-name="P33">A.A. 2018/2019</text:p>
      <text:h text:style-name="P55" text:outline-level="2">Indice</text:h>
      <text:list xml:id="list2694700163" text:style-name="L1">
        <text:list-item>
          <text:p text:style-name="P56">Descrizione generale ……………………………………………………………………………….. 3</text:p>
        </text:list-item>
        <text:list-item>
          <text:p text:style-name="P56">Architettura del sistema …………………………………………………………………………….. <text:span text:style-name="T54">3</text:span></text:p>
          <text:list>
            <text:list-item>
              <text:p text:style-name="P56">Schema dei thread attivati …………………………………………………………………...<text:span text:style-name="T54">3</text:span></text:p>
            </text:list-item>
            <text:list-item>
              <text:p text:style-name="P56">Strutture dati utilizzate ……………………………………………………………………... <text:span text:style-name="T54">3</text:span></text:p>
            </text:list-item>
            <text:list-item>
              <text:p text:style-name="P56">Gestione della concorrenza ………………………………………………………………… <text:span text:style-name="T55">4</text:span></text:p>
            </text:list-item>
          </text:list>
        </text:list-item>
        <text:list-item>
          <text:p text:style-name="P57">Descrizione delle classi …………………………………………………………………………….. <text:span text:style-name="T55">4</text:span></text:p>
        </text:list-item>
        <text:list-item>
          <text:p text:style-name="P57">Scelte implementative ……………………………………………………………………………… <text:span text:style-name="T60">6</text:span></text:p>
          <text:list>
            <text:list-item>
              <text:p text:style-name="P58">Registrazione ………………………………………………………………………………. <text:span text:style-name="T60">6</text:span></text:p>
            </text:list-item>
            <text:list-item>
              <text:p text:style-name="P58">Login e logout ……………………………………………………………………………… <text:span text:style-name="T55">6</text:span></text:p>
            </text:list-item>
            <text:list-item>
              <text:p text:style-name="P58">Creazione di un documento ………………………………………………………………... <text:span text:style-name="T55">6</text:span></text:p>
            </text:list-item>
            <text:list-item>
              <text:p text:style-name="P58">Gestione inviti e notifiche …………………………………………………………………. <text:span text:style-name="T57">6</text:span></text:p>
            </text:list-item>
            <text:list-item>
              <text:p text:style-name="P58">Edit, end-edit ………………………………………………………………………………. <text:span text:style-name="T58">6</text:span></text:p>
            </text:list-item>
            <text:list-item>
              <text:p text:style-name="P58">Chat ………………………………………………………………………………………… <text:span text:style-name="T61">6</text:span></text:p>
            </text:list-item>
          </text:list>
        </text:list-item>
        <text:list-item>
          <text:p text:style-name="P58">Istruzioni per l’uso di TURING ……………………………………………………………………. <text:span text:style-name="T61">7</text:span></text:p>
          <text:list>
            <text:list-item>
              <text:p text:style-name="P59">Compilazione …………………………………………………………………………….… 7</text:p>
            </text:list-item>
            <text:list-item>
              <text:p text:style-name="P60">Esecuzione del server ………………………………………………………………………. 7</text:p>
            </text:list-item>
            <text:list-item>
              <text:p text:style-name="P60">Esecuzione del client ……………………………………………………………………….. 7</text:p>
            </text:list-item>
            <text:list-item>
              <text:p text:style-name="P60">Esecuzione degli script di prova ……………………………………………………………. 7</text:p>
            </text:list-item>
          </text:list>
        </text:list-item>
      </text:list>
      <text:p text:style-name="P19"/>
      <text:h text:style-name="P45" text:outline-level="1"><text:span text:style-name="T52">1 </text:span>Descrizione <text:span text:style-name="T2">generale</text:span></text:h>
      <text:p text:style-name="P20"><text:span text:style-name="T1">L’architettura utilizzata per l’applicazione TURING è Server-Client. Per massimizzare l’efficienza, TURING effettua il </text:span>multiplexing <text:span text:style-name="T1">dei canali mediante NIO.<text:tab/>Il formato delle richieste e delle risposte scambiate tra i vari componenti del server e del client, è implementato rispettivamente dalle classi Request e Result. A differenza di quanto richiesto dalla specifica ho deciso di gestire le notifiche degli inviti tramite un servizio di callback RMI. L’applicazione client si basa su un’interfaccia CLI, dove ho seguito le linee guida dell’appendice A, ad eccezione di una piccola modifica: ho omesso la parola chiave </text:span><text:span text:style-name="T42">turing</text:span><text:span text:style-name="T1"> all’inizio di ogni riga di comando. Quindi quest’ultima ora risponde alla seguente sintassi: “</text:span>COMMAND [ARGS...]”.</text:p>
      <text:h text:style-name="Heading_20_1" text:outline-level="1">2 Architettura del sistema</text:h>
      <text:h text:style-name="P46" text:outline-level="2"><text:span text:style-name="T52">2.1 </text:span>Schema dei thread attivati</text:h>
      <text:p text:style-name="P3"><text:span text:style-name="T68">L’applicazione </text:span>TURING si serve di un <text:s/>thread main per il server, <text:span text:style-name="T3">un thread main per</text:span> <text:span text:style-name="T3">il</text:span> client,<text:span text:style-name="T3"> un</text:span> thread <text:span text:style-name="T3">per la</text:span> chat <text:span text:style-name="T68">e</text:span> <text:span text:style-name="T59">infine un thread cleaner. Di seguito i dettagli:</text:span></text:p>
      <text:list xml:id="list3807974551" text:style-name="L2">
        <text:list-item>
          <text:p text:style-name="P61"><text:span text:style-name="T20">T</text:span>hread main server; <text:span text:style-name="T5">una volta attivato imposta gli indirizzi di porta TCP, se specificati; </text:span><text:span text:style-name="T6">crea ed esporta nel registry l’oggetto remoto utilizzato da</text:span><text:span text:style-name="T8">i</text:span><text:span text:style-name="T6"> client per la fase di registrazione; infine entra in un ciclo infinito in cui accetta nuove connessioni dai client, legge le richieste di questi ultimi processandole, </text:span><text:span text:style-name="T14">per poi scrivere</text:span><text:span text:style-name="T6"> sul </text:span><text:span text:style-name="T8">channel del</text:span><text:span text:style-name="T6"> client stesso il risultato della richiesta.</text:span></text:p>
        </text:list-item>
        <text:list-item>
          <text:p text:style-name="P62"><text:span text:style-name="T20">T</text:span>hread main client; <text:span text:style-name="T6">una volta attivato imposta l’indirizzo IP del server e gli indirizzi di porta TCP, se specificati; reperisce l’oggetto remoto </text:span><text:span text:style-name="T8">per la fase di registrazione</text:span><text:span text:style-name="T6">; </text:span><text:span text:style-name="T7">entra in un ciclo, </text:span><text:span text:style-name="T11">che può essere interrotto</text:span><text:span text:style-name="T7"> dal comando “</text:span><text:span text:style-name="T47">--</text:span><text:span text:style-name="T48">exit”</text:span><text:span text:style-name="T7">, dove attende che l’utente inserisca un</text:span><text:span text:style-name="T11">o</text:span><text:span text:style-name="T7"> dei comandi di TURING.</text:span></text:p>
        </text:list-item>
        <text:list-item>
          <text:p text:style-name="P61"><text:span text:style-name="T20">T</text:span>hread chat; <text:span text:style-name="T9">se una richiesta di edit da parte di un utente va a buon fine, si attiva questo thread che in un ciclo infinito, riceve i messaggi inviati sulla chat del documento editato, e li mette nella lista dei messaggi che l’utente deve ancora leggere.</text:span></text:p>
        </text:list-item>
        <text:list-item>
          <text:p text:style-name="P63">Thread cleaner; <text:span text:style-name="T4">agisce periodicamente, liberando le sezioni dei documenti che sono in stato di EDIT da un tempo maggiore rispetto a quello consentito, rimettendole in stato di STARTED. Questo thread evita che il comportamento inaspettato da parte di un utente non renda più disponibile la sezione che stava editando.</text:span></text:p>
        </text:list-item>
      </text:list>
      <text:h text:style-name="P47" text:outline-level="2"><text:span text:style-name="T52">2.2 </text:span>Strutture dati utilizzate</text:h>
      <text:p text:style-name="P4"><text:span text:style-name="T18">Il </text:span><text:span text:style-name="T13">server</text:span><text:span text:style-name="T18"> utilizza una HashMap per memorizzare gli utenti registrati, che ha come chiave una stringa reppresentante il nome dell’utente in quanto unico, e come valore un oggetto istanza della classe User. Il </text:span><text:span text:style-name="T13">server</text:span><text:span text:style-name="T18"> utilizza un’altra HashMap per la memorizzazione dei documenti creati dagli utenti, che ha come chiave una stringa rappresentante il nome del documento in quanto unico, e come valore, un oggetto istanza della classe Document. La classe remota </text:span><text:span text:style-name="T12">RegisterMethodImplementation</text:span><text:span text:style-name="T17">,</text:span><text:span text:style-name="T18"> oltre ad avere un riferimento alla HashMap degli utenti registrati, utilizza un’altra HashMap dove per ogni utente che entra in stato di LOGGED memorizza un oggetto remoto necessario per notificare l’invito all’editing di un documento. I dati memorizzati da TURING sono relativi agli utenti e ai documenti creati dagli stessi. Di seguito i dettagli delle informazioni memorizzate per un utente e per un documento:</text:span></text:p>
      <text:list xml:id="list1205371862" text:style-name="L3">
        <text:list-item>
          <text:p text:style-name="P64"><text:soft-page-break/><text:span text:style-name="T19">Utente</text:span>; <text:span text:style-name="T21">password</text:span><text:span text:style-name="T4">, </text:span><text:span text:style-name="T21">stato</text:span><text:span text:style-name="T4"> in cui si trova in un dato istante (STARTED, LOGGED, EDIT), </text:span><text:span text:style-name="T21">lista di notifiche</text:span><text:span text:style-name="T4"> da mandare all’utente quando torna in stato di LOGGE</text:span><text:span text:style-name="T10">D, </text:span><text:span text:style-name="T15">il timestamp relativo all’ultima volta che è andato online.</text:span></text:p>
        </text:list-item>
        <text:list-item>
          <text:p text:style-name="P65">Documento; <text:span text:style-name="T21">nome dell’utente creatore, numero di sezioni del documento, </text:span><text:span text:style-name="T23">elenco</text:span><text:span text:style-name="T21"> degli utenti invitati, lista </text:span><text:span text:style-name="T22">di informazioni della sezione, </text:span><text:span text:style-name="T24">quindi se la sezione è in stato di EDIT il nome dell’utente che la sta’ editando </text:span><text:span text:style-name="T25">e il timestamp relativo all’ultima volta che la sezione è andata in stato di EDIT.</text:span></text:p>
        </text:list-item>
      </text:list>
      <text:h text:style-name="P48" text:outline-level="2"><text:span text:style-name="T52">2.3 Gestione</text:span> della concorrenza</text:h>
      <text:p text:style-name="P15"><text:span text:style-name="T60">Nel server,</text:span> <text:span text:style-name="T60">gli </text:span>unic<text:span text:style-name="T60">i</text:span> punt<text:span text:style-name="T60">i</text:span> critic<text:span text:style-name="T60">i</text:span> per la concorrenza si ha<text:span text:style-name="T60">nno</text:span> <text:span text:style-name="T60">nell’</text:span>aggiornare <text:span text:style-name="T60">gli </text:span>elenco degli utenti registrati <text:span text:style-name="T60">e dei documenti creati.</text:span> Per garantire un accesso sincrono a <text:span text:style-name="T51">queste</text:span> struttur<text:span text:style-name="T60">e</text:span> dati ho utilizzato dei blocchi di codice “synchronized”, passando i riferiment<text:span text:style-name="T69">i</text:span> de<text:span text:style-name="T60">gli </text:span>elenc<text:span text:style-name="T60">hi</text:span>. Un’altra criticità per la concorrenza si ha nell’accedere e aggiornare l’elenco dei messaggi <text:s/>che un utente deve ancora leggere, in quanto questa struttura dati è aggiornata sia dal thread main del client che dal thread chat di un documento. Anche in questo caso mi sono servito di blocchi di codice “synchronized”, passando il riferimento dell’elenco.</text:p>
      <text:h text:style-name="Heading_20_1" text:outline-level="1"><text:span text:style-name="T53">3 </text:span>Descrizione delle classi</text:h>
      <text:p text:style-name="P35">Chat</text:p>
      <text:p text:style-name="P6">Offre metodi al client per spedire e ricevere messaggi. In oltre contiene il task da far eseguire al thread chat, e un metodo per abbandonare la chat del documento.</text:p>
      <text:p text:style-name="P42">Cleaner</text:p>
      <text:p text:style-name="P12">Contiene il task per il thread cleaner.</text:p>
      <text:p text:style-name="P36">Document</text:p>
      <text:p text:style-name="P6">Modella le informazioni di un documento <text:span text:style-name="T26">e offre metodi per ottenere e gestire tali informazioni.</text:span></text:p>
      <text:p text:style-name="P34">MainClassTuringClient</text:p>
      <text:p text:style-name="P5">Classe principale del client: entra in un ciclo in cui si mette in attes<text:span text:style-name="T49">a</text:span> di richieste da parte dell’utente, per poi inviarle al server.</text:p>
      <text:p text:style-name="P41">MainClassTuringServer</text:p>
      <text:p text:style-name="P5">Classe principale del server: inizializza tutte le strutture dati utilizzate per memorizzare le varie informazioni; crea ed esporta l’oggetto remoto; accetta, gestisce e risponde alle varie richieste dei client.</text:p>
      <text:p text:style-name="P37">MulticastArray</text:p>
      <text:p text:style-name="P7">Classe utilizzata per gestire gli indirizzi di multicast dei documenti. Offre, in oltre, il metodo per ottenere un indirizzo di multicast libero.</text:p>
      <text:p text:style-name="P37"><text:soft-page-break/>Notify</text:p>
      <text:p text:style-name="P7">Interfaccia per il metodo remoto utilizzato per notificare l’invito a un utente in stato di LOGGED.</text:p>
      <text:p text:style-name="P37">NotifyImplementation</text:p>
      <text:p text:style-name="P7">Implementazione dell’interfaccia precedente.</text:p>
      <text:p text:style-name="P37">RegisterMethod</text:p>
      <text:p text:style-name="P9">Interfaccia remota per la registrazione a TURING. Espone il relativo metodo <text:span text:style-name="T49">per la registrazione a quest’ultimo</text:span> e altri metodi per registrarsi e deregistrarsi al servizio di notifica <text:span text:style-name="T58">tramite callback RMI</text:span> degli inviti.</text:p>
      <text:p text:style-name="P38">RegisterMethodImplementation</text:p>
      <text:p text:style-name="P8">Implementazione dell’interfaccia precedente.</text:p>
      <text:p text:style-name="P38">Request</text:p>
      <text:p text:style-name="P9">Implementa il formato delle richieste <text:span text:style-name="T50">che</text:span> il client <text:span text:style-name="T50">invia</text:span> <text:span text:style-name="T50">al</text:span> server di TURING. Il formato delle richieste è il seguente: <text:span text:style-name="T40">request//__//userName//__//[…]</text:span> dove la parte opzionale dipende dal tipo di richiesta che il client deve fare al server. <text:span text:style-name="T27">Offre inoltre metodi statici per creare richieste predefinite.</text:span></text:p>
      <text:p text:style-name="P38">Result</text:p>
      <text:p text:style-name="P9">Implementa il formato delle risposte che il server manda al client in seguito a una richiesta. <text:span text:style-name="T27">Le risposte predefinite sono: </text:span><text:span text:style-name="T43">result//__//ok, result//__//fail</text:span><text:span text:style-name="T27"> utilizzate per indicare rispettivamente una richiesta processata con successo o insuccesso.</text:span></text:p>
      <text:p text:style-name="P39">State</text:p>
      <text:p text:style-name="P10">Contiene due enumerazioni per indicare lo stato di un utente e di un documento, <text:span text:style-name="T70">come suggerito dall’automa dell’appendice B.</text:span></text:p>
      <text:p text:style-name="P40">User</text:p>
      <text:p text:style-name="P11">Modella le informazioni di un utente <text:span text:style-name="T26">e offre metodi per ottenere </text:span>e<text:span text:style-name="T26"> </text:span>gestire<text:span text:style-name="T26"> tali informazioni.</text:span></text:p>
      <text:p text:style-name="P40">UtilsClass</text:p>
      <text:p text:style-name="Text_20_body"><text:span text:style-name="T39">Offre variabili </text:span><text:span text:style-name="T28">globali per reperire porte e indirizzi predefiniti dei vari servizi offerti da TURING. Contiene inoltre variabili per la gestione delle chat dei documenti, </text:span><text:span text:style-name="T31">e altre variabili di utilità.</text:span></text:p>
      <text:p text:style-name="P40">WriteAndRead</text:p>
      <text:p text:style-name="P11">Classe che implementa lo scambio vero e proprio delle richieste e delle risposte tra il client e il server di TURING mediante protocollo TCP.</text:p>
      <text:h text:style-name="P43" text:outline-level="1"><text:soft-page-break/>4 Scelte implementative</text:h>
      <text:p text:style-name="P21">Di seguito andrò a esporre le principali scelte implementative <text:span text:style-name="T58">delle</text:span> <text:span text:style-name="T58">funzionalità</text:span> di TURING.</text:p>
      <text:h text:style-name="Heading_20_2" text:outline-level="2">4.1 Registrazione</text:h>
      <text:p text:style-name="P22">Poiché lo username dell’utente è univoco questo viene controllato in fase di registrazione. Come suggerito dall’automa dell’appendice B, si possono registrare nuovi utenti solo se si è in stato di STARTED.</text:p>
      <text:h text:style-name="P49" text:outline-level="2">4.2 Login e logout</text:h>
      <text:p text:style-name="P23">Una volta effettuato il login, il server invia le notifiche degli inviti ricevuti se ce ne sono stati, e l’utente si <text:s/>registra al servizio di callback <text:span text:style-name="T58">RMI</text:span> per ricevere le nuove notifiche. Quando si effettua il logout, invece, l’utente si deregistra al suddetto servizio di callback.</text:p>
      <text:h text:style-name="Heading_20_2" text:outline-level="2">4.3 <text:span text:style-name="T54">Creazione di un documento</text:span></text:h>
      <text:p text:style-name="P69"><text:span text:style-name="T55">Se l’utente crea un documento con un numero di sezioni minore o uguale a zero, TURING crea il nuovo documento utilizzando il numero di sezioni di default, specificato nella variabile </text:span><text:span text:style-name="T44">UtilsClass.</text:span><text:span text:style-name="T38">DEFAULT_NUM_SECTIONS</text:span><text:span text:style-name="T56">. Nel server il nome del documento diventerà il nome di una directory, che al suo interno avrà tanti file quanti il numero di sezioni specificate. I nomi dei file saranno dati dal numero di sezione. </text:span></text:p>
      <text:p text:style-name="P69"><text:span text:style-name="T56">Es. Se si esegue il comando “</text:span><text:span text:style-name="T45">create Prova 3”</text:span><text:span text:style-name="T56"> all’interno di TURING, come risultato si otterrà che all’interno del server verrà creata una cartella chiamata “Prova” contenente i file denominati 0, 1, 2; </text:span></text:p>
      <text:p text:style-name="P69"><text:span text:style-name="T56">Prova\0.txt</text:span></text:p>
      <text:p text:style-name="P69"><text:span text:style-name="T56">Prova\1.txt</text:span></text:p>
      <text:p text:style-name="P69"><text:span text:style-name="T56">Prova\2.txt.</text:span></text:p>
      <text:h text:style-name="P50" text:outline-level="2">4.4 Gestione inviti e notifiche</text:h>
      <text:p text:style-name="P70">Quando un utente esegue una login o una end-edit riceve l’elenco dei documenti a cui è stato invitato alla modifica. <text:span text:style-name="T71">Se un utente riceve un invito quando è in stato di LOGGED, </text:span>l’invito gli <text:span text:style-name="T71">viene</text:span> notificato <text:span text:style-name="T71">subito</text:span> mediante callback RMI. Mentre se un utente non è in stato di LOGGED, <text:span text:style-name="T71">e riceve un invito,</text:span> l<text:span text:style-name="T71">a</text:span> notific<text:span text:style-name="T71">a</text:span> <text:span text:style-name="T71">sarà</text:span> aggiunt<text:span text:style-name="T71">a</text:span> <text:span text:style-name="T58">all’elenco delle notifiche non ancora ricevute.</text:span></text:p>
      <text:h text:style-name="P51" text:outline-level="2">4.5 Edit, end-edit</text:h>
      <text:p text:style-name="P71">La end-edit rende permanente la modifica da parte di un utente su una particolare sezione. Nel caso in cui si verificasse un qualsiasi evento che porti all’inaspettata interruzione del processo su cui è in esecuzione il client, mentre l’utente sta editando una sezione di un documento, quest’ultima ritornerà disponibile, in quanto il server implementa un sistema di cleaning: un thread in un ciclo sempre attivo dopo aver dormito per <text:span text:style-name="T71">UtilsClass.</text:span><text:span text:style-name="T40">SLEEPING_TIME</text:span> si sveglia e iterando sui documenti individua le sezioni che sono in stato di EDIT da più tempo di <text:span text:style-name="T46">UtilsClass.</text:span><text:span text:style-name="T40">MAX_EDIT_TIME</text:span>, per poi liberare la stessa e mettere l’utente in stato di STARTED.</text:p>
      <text:h text:style-name="P52" text:outline-level="2"><text:soft-page-break/>4.6 Chat</text:h>
      <text:p text:style-name="P24">Gli indirizzi di multicast, ai quali si appogg<text:span text:style-name="T73">a</text:span> la chat dei documenti, sono stati scelti staticamente. Sono 256 indirizzi che vanno dal 230.0.0.0 al 239.0.0.255. Questi sono nel blocco degli indirizzi destinati all’uso locale e quindi non assegnati ad altri servizi.</text:p>
      <text:h text:style-name="P44" text:outline-level="1">5 Istruzioni per l’uso di TURING</text:h>
      <text:p text:style-name="P29"><text:span text:style-name="T73">L</text:span>’applicazione TURING è stata sviluppata in ambiente Windows, per tanto non è garantito il corretto funzionamento della stessa applicazione <text:span text:style-name="T67">in</text:span> ambienti differenti. <text:span text:style-name="T65">È possibile personalizzare alcune variabili di utilità nella classe </text:span><text:span text:style-name="T41">UtilsClass, </text:span><text:span text:style-name="T64">per maggiori dettagli consultare il codice della suddetta classe.</text:span></text:p>
      <text:h text:style-name="P53" text:outline-level="2">5.1 Compilazione</text:h>
      <text:p text:style-name="P25">Per compilare il modulo relativo al server, spostarsi da terminale Windows nella directory TURING\Server e lanciare da riga di comando: <text:span text:style-name="T40">javac *.java</text:span>. Per compilare il modulo relativo al client, ripetere i passi precedenti nella directory TURING\Client.</text:p>
      <text:h text:style-name="P54" text:outline-level="2">5.2 Esecuzione del server</text:h>
      <text:p text:style-name="P26"><text:span text:style-name="T62">Assicurarsi prima di aver eseguito correttamente i passi del capitolo 5 paragrafo 1. S</text:span>postarsi da terminale Windows nella directory TURING\Server <text:span text:style-name="T62">e lanciare da riga di comando: </text:span></text:p>
      <text:p text:style-name="P16"><text:span text:style-name="T62">java </text:span><text:span text:style-name="T34">MainClassTuring</text:span><text:span text:style-name="T37">Server</text:span><text:span text:style-name="T34"> [-sp server_port</text:span><text:span text:style-name="T35">]</text:span><text:span text:style-name="T34"> </text:span><text:span text:style-name="T35">[</text:span><text:span text:style-name="T34">-srp service_register_port].</text:span></text:p>
      <text:p text:style-name="P13"><text:span text:style-name="T36">L</text:span><text:span text:style-name="T34">a parte opzionale è la seguente:</text:span></text:p>
      <text:list xml:id="list814352268" text:style-name="L4">
        <text:list-item>
          <text:p text:style-name="P66"><text:span text:style-name="T32">server_port </text:span><text:span text:style-name="T29">: </text:span><text:span text:style-name="T30">int </text:span><text:span text:style-name="T29">;</text:span><text:span text:style-name="T32"> </text:span><text:span text:style-name="T29">imposta </text:span><text:span text:style-name="T30">la porta TCP su cui il server accetta connessioni dai client.</text:span></text:p>
        </text:list-item>
        <text:list-item>
          <text:p text:style-name="P67"><text:span text:style-name="T33">service_register_port </text:span><text:span text:style-name="T30">: int ; imposta la porta TCP su cui il server esporta l’oggetto remoto per la registrazione.</text:span><text:span text:style-name="T62"> </text:span></text:p>
        </text:list-item>
      </text:list>
      <text:p text:style-name="P28">Se non si specifica la parte opzionale, verranno utilizzate le impostazione di default definite dalle variabili globali nella classe <text:span text:style-name="T40">UtilsClass.</text:span></text:p>
      <text:h text:style-name="P54" text:outline-level="2">5.3 Esecuzione del client</text:h>
      <text:p text:style-name="P27"><text:span text:style-name="T62">Assicurarsi prima di aver eseguito correttamente i passi del capitolo 5 paragrafo 1 e che il server sia correttamente in esecuzione. S</text:span>postarsi da terminale Windows nella directory TURING\<text:span text:style-name="T66">Client</text:span> <text:span text:style-name="T62">e lanciare da riga di comando: </text:span></text:p>
      <text:p text:style-name="P17">java MainClassTuringClient [-sa server_address] [-sp <text:span text:style-name="T34">server_port</text:span>] [-srp <text:span text:style-name="T34">service_register_port</text:span>].</text:p>
      <text:p text:style-name="P14">La parte opzionale è la seguente:</text:p>
      <text:list xml:id="list1553883224" text:style-name="L5">
        <text:list-item>
          <text:p text:style-name="P68">server_address <text:span text:style-name="T63">: stringa ; imposta l’indirizzo IP dove è in esecuzione il server.</text:span></text:p>
        </text:list-item>
        <text:list-item>
          <text:p text:style-name="P68"><text:span text:style-name="T34">server_port </text:span><text:span text:style-name="T28">: int ; imposta la porta TCP dove è in esecuzione il server.</text:span></text:p>
        </text:list-item>
        <text:list-item>
          <text:p text:style-name="P68"><text:span text:style-name="T34">service_register_port </text:span><text:span text:style-name="T28">: int ; imposta la porta TCP su cui il server ha esportato l’oggetto remoto per la registrazione.</text:span></text:p>
        </text:list-item>
      </text:list>
      <text:p text:style-name="P18"><text:soft-page-break/><text:span text:style-name="T28">Se non si specifica la parte opzionale, verranno utilizzate le impostazione di default definite dalle variabili globali nella classe </text:span><text:span text:style-name="T34">UtilsClass.</text:span></text:p>
      <text:h text:style-name="P54" text:outline-level="2">5.4 Esecuzione degli script di tes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0315c8" officeooo:paragraph-rsid="000315c8"/>
    </style:style>
    <style:page-layout style:name="Mpm1">
      <style:page-layout-properties fo:page-width="21.001cm" fo:page-height="29.7cm" style:num-format="1" style:print-orientation="portrait" fo:margin-top="2cm" fo:margin-bottom="2cm" fo:margin-left="1.328cm" fo:margin-right="1.2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s/>Alessio Bardelli Mat. 54427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7:04:59.791000000</meta:creation-date>
    <dc:date>2019-08-21T18:44:16.137000000</dc:date>
    <meta:editing-duration>PT10H3M32S</meta:editing-duration>
    <meta:editing-cycles>17</meta:editing-cycles>
    <meta:generator>LibreOffice/6.1.3.2$Windows_X86_64 LibreOffice_project/86daf60bf00efa86ad547e59e09d6bb77c699acb</meta:generator>
    <meta:document-statistic meta:table-count="0" meta:image-count="0" meta:object-count="0" meta:page-count="8" meta:paragraph-count="111" meta:word-count="1910" meta:character-count="12821" meta:non-whitespace-character-count="11042"/>
  </office:meta>
</office:document-meta>
</file>